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text-properties style:font-name="Google Sans"/>
    </style:style>
    <style:style style:name="P2" style:family="paragraph" style:parent-style-name="Standard">
      <style:text-properties officeooo:paragraph-rsid="000966ab"/>
    </style:style>
    <style:style style:name="P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4"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5"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6" style:family="paragraph" style:parent-style-name="Text_20_body">
      <style:paragraph-properties fo:margin-left="0cm" fo:margin-right="0cm" fo:margin-top="0cm" fo:margin-bottom="0.247cm" style:contextual-spacing="false" fo:line-height="114%" fo:text-indent="0cm" style:auto-text-indent="false"/>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 The CGV Algorithm Visualizer List</text:h>
      <text:p text:style-name="P3">To make your visualizer comprehensive, you should categorize the algorithms. For each of these, your visualizer will need to show the 2D grid (or 3D representation of it), highlight the active pixels, and display the real-time variable updates (like error parameters, coordinates, or matrices).</text:p>
      <text:p text:style-name="P5">Line Drawing Algorithms</text:p>
      <text:list text:style-name="L1">
        <text:list-item>
          <text:p text:style-name="P4"><text:span text:style-name="T1">DDA (Digital Differential Analyzer):</text:span> Visualize the floating-point increment calculations and the rounding function at each step.</text:p>
        </text:list-item>
        <text:list-item>
          <text:p text:style-name="P4"><text:span text:style-name="T1">Bresenham's Line Algorithm:</text:span> The classic integer-only algorithm. Visualize the decision parameter ($p$) and how it dictates whether $y$ increments.</text:p>
        </text:list-item>
        <text:list-item>
          <text:p text:style-name="P4"><text:span text:style-name="T1">Xiaolin Wu's Line Algorithm (Anti-aliasing):</text:span> Visualize the fractional pixel intensity/opacity calculation for pixels adjacent to the line.</text:p>
        </text:list-item>
      </text:list>
      <text:p text:style-name="P5">Circle &amp; Curve Algorithms</text:p>
      <text:p text:style-name="P3">4. <text:span text:style-name="T1">Midpoint Circle Algorithm:</text:span> Visualize the 8-way symmetry. Show how calculating one octant automatically plots the other seven.</text:p>
      <text:p text:style-name="P3">5. <text:span text:style-name="T1">Bresenham's Circle Algorithm:</text:span> Similar to midpoint, but visualize the specific error term updates.</text:p>
      <text:p text:style-name="P3">6. <text:span text:style-name="T1">Midpoint Ellipse Algorithm:</text:span> Visualize the transition between Region 1 (where slope $&lt; 1$) and Region 2 (where slope $&gt; 1$).</text:p>
      <text:p text:style-name="P5">Filling Algorithms</text:p>
      <text:p text:style-name="P3">7. <text:span text:style-name="T1">Flood Fill (4-way and 8-way):</text:span> Visualize the recursive stack or queue. Show the "water" spreading pixel by pixel.</text:p>
      <text:p text:style-name="P3">8. <text:span text:style-name="T1">Boundary Fill:</text:span> Show the algorithm checking for the boundary color vs. the fill color.</text:p>
      <text:p text:style-name="P3">9. <text:span text:style-name="T1">Scan-line Polygon Fill:</text:span> This is a fantastic one to visualize. Show the active edge table (AET), the scan-line moving down the screen, and the intersection sorting process.</text:p>
      <text:p text:style-name="P5">Clipping Algorithms</text:p>
      <text:p text:style-name="P6"><text:span text:style-name="T2">10. </text:span><text:span text:style-name="T3">Cohen-Sutherland Line Clipping:</text:span><text:span text:style-name="T2"> Visualize the 9-region outcodes (e.g., </text:span><text:span text:style-name="Source_20_Text"><text:span text:style-name="T2">1001</text:span></text:span><text:span text:style-name="T2">). Show the bitwise AND operations deciding if a line is trivial accept/reject, and visualize the intersection calculation.</text:span></text:p>
      <text:p text:style-name="P3"><text:soft-page-break/>11. <text:span text:style-name="T1">Sutherland-Hodgman Polygon Clipping:</text:span> Show the polygon being clipped against one edge of the window at a time, highlighting the new vertices being generated.</text:p>
      <text:p text:style-name="P5">Transformations &amp; Viewing</text:p>
      <text:p text:style-name="P3">12. <text:span text:style-name="T1">2D Transformations (Translation, Rotation, Scaling):</text:span> Visualize the 3x3 homogeneous transformation matrices multiplying with vertex vectors.</text:p>
      <text:p text:style-name="P3">13. <text:span text:style-name="T1">Window-to-Viewport Transformation:</text:span> Visually show a shape in a "world" window mapped and scaled into a specific "screen" viewport.</text:p>
      <text:p text:style-name="P5">Advanced / 3D Fundamentals</text:p>
      <text:p text:style-name="P3">14. <text:span text:style-name="T1">Painter's Algorithm (Depth Sorting):</text:span> Visualize polygons being sorted by their Z-depth and drawn from back to front.</text:p>
      <text:p text:style-name="P3">15. <text:span text:style-name="T1">Z-Buffer (Depth Buffer) Algorithm:</text:span> Show a side-by-side view: the rendered color frame and a grayscale depth map updating pixel-by-pixel as overlapping shapes are drawn.</text:p>
      <text:p text:style-name="Standard"/>
      <text:p text:style-name="Standard"/>
      <text:p text:style-name="Standard"/>
      <text:p text:style-name="Standard"/>
      <text:p text:style-name="Standard"/>
      <text:p text:style-name="P2"># 1. Create the root directory and navigate into it</text:p>
      <text:p text:style-name="Standard">mkdir -p CGV_Project</text:p>
      <text:p text:style-name="Standard">cd CGV_Project</text:p>
      <text:p text:style-name="Standard"/>
      <text:p text:style-name="Standard"># 2. Create all nested directories</text:p>
      <text:p text:style-name="Standard">mkdir -p assets/{shaders,fonts}</text:p>
      <text:p text:style-name="Standard">mkdir -p third_party/{glfw,glad,glm,imgui}</text:p>
      <text:p text:style-name="Standard">mkdir -p include/{Core,PaintApp,GraphApp,Visualizer}</text:p>
      <text:p text:style-name="Standard">mkdir -p src/{Core,PaintApp,GraphApp,Visualizer}</text:p>
      <text:p text:style-name="Standard"/>
      <text:p text:style-name="Standard"># 3. Create the root files</text:p>
      <text:p text:style-name="Standard">touch CMakeLists.txt README.md</text:p>
      <text:p text:style-name="Standard"/>
      <text:p text:style-name="Standard"># 4. Create Core files</text:p>
      <text:p text:style-name="Standard">touch src/Core/{Window.cpp,Shader.cpp}</text:p>
      <text:p text:style-name="Standard"/>
      <text:p text:style-name="Standard"># 1. Create the root directory and navigate into it</text:p>
      <text:p text:style-name="Standard">mkdir -p CGV_ProjectCanvas.cpp,PaintTools.cpp}</text:p>
      <text:p text:style-name="Standard">cd CGV_Project</text:p>
      <text:p text:style-name="Standard"># 6. Create GraphApp files (Teammate 2's workspace)</text:p>
      <text:p text:style-name="Standard"># 2. Create all nested directoriesPathfinding.cpp}</text:p>
      <text:p text:style-name="Standard">mkdir -p assets/{shaders,fonts}</text:p>
      <text:p text:style-name="Standard">mkdir -p third_party/{glfw,glad,glm,imgui}ce!)</text:p>
      <text:p text:style-name="Standard">mkdir -p include/{Core,PaintApp,GraphApp,Visualizer}thm.h,LineAlgos.h,FillAlgos.h,Cli</text:p>
      <text:p text:style-name="Standard">mkdir -p src/{Core,PaintApp,GraphApp,Visualizer}</text:p>
      <text:p text:style-name="Standard"><text:soft-page-break/>touch src/Visualizer/{VisualizerEngine.cpp,LineAlgos.cpp,FillAlgos.cpp,ClipAlgos.cpp}</text:p>
      <text:p text:style-name="Standard"># 3. Create the root files</text:p>
      <text:p text:style-name="Standard">touch CMakeLists.txt README.md</text:p>
      <text:p text:style-name="Standard"/>
      <text:p text:style-name="Standard"># 4. Create Core files</text:p>
      <text:p text:style-name="Standard">touch src/Core/{Window.cpp,Shader.cpp}successfully! You can start coding."</text:p>
      <text:p text:style-name="Standard"/>
      <text:p text:style-name="Standard"># 5. Create PaintApp files (Teammate 1's workspace)</text:p>
      <text:p text:style-name="Standard">touch src/PaintApp/{Canvas.cpp,PaintTools.cpp}</text:p>
      <text:p text:style-name="Standard"/>
      <text:p text:style-name="Standard"># 6. Create GraphApp files (Teammate 2's workspace)</text:p>
      <text:p text:style-name="Standard">touch src/GraphApp/{GraphGrid.cpp,Pathfinding.cpp}</text:p>
      <text:p text:style-name="Standard"/>
      <text:p text:style-name="Standard"># 7. Create Visualizer files (Your workspace!)</text:p>
      <text:p text:style-name="Standard">touch include/Visualizer/{VisualizerEngine.h,IAlgorithm.h,LineAlgos.h,FillAlgos.h,Cli</text:p>
      <text:p text:style-name="Standard">pAlgos.h}</text:p>
      <text:p text:style-name="Standard">touch src/Visualizer/{VisualizerEngine.cpp,LineAlgos.cpp,FillAlgos.cpp,ClipAlgos.cpp}</text:p>
      <text:p text:style-name="Standard"/>
      <text:p text:style-name="Standard">touch src/main.cpp</text:p>
      <text:p text:style-name="Standard"/>
      <text:p text:style-name="Standard"># 8. Success message</text:p>
      <text:p text:style-name="Standard">echo "CGV_Project structure generated successfully! You can start coding."</text:p>
      <text:p text:style-name="Standard"/>
      <text:p text:style-name="Standard"/>
      <text:p text:style-name="Standard"/>
      <text:p text:style-name="Standard"/>
      <text:p text:style-name="Standard">sudo apt update</text:p>
      <text:p text:style-name="Standard">sudo apt install build-essential cmake xorg-dev libgl1-mesa-dev libglfw3-de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8T01:20:46.653180793</meta:creation-date>
    <dc:date>2026-04-18T01:54:34.366696589</dc:date>
    <meta:editing-duration>PT24M47S</meta:editing-duration>
    <meta:editing-cycles>3</meta:editing-cycles>
    <meta:generator>LibreOffice/24.2.7.2$Linux_X86_64 LibreOffice_project/420$Build-2</meta:generator>
    <meta:document-statistic meta:table-count="0" meta:image-count="0" meta:object-count="0" meta:page-count="3" meta:paragraph-count="62" meta:word-count="537" meta:character-count="4237" meta:non-whitespace-character-count="3765"/>
  </office:meta>
</office:document-meta>
</file>